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522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ffichage des moyennes :</text:span></text:p>
      <text:p text:style-name="P1"><text:span text:style-name="T1">*************************</text:span></text:p>
      <text:p text:style-name="P3"/>
      <text:p text:style-name="P1"><text:span text:style-name="T1">NDVI=-6324392.369897959</text:span></text:p>
      <text:p text:style-name="P1"><text:span text:style-name="T1">IR=160.77295918367346</text:span></text:p>
      <text:p text:style-name="P1"><text:span text:style-name="T1">variance NDVI=5.10177707810871E10</text:span></text:p>
      <text:p text:style-name="P1"><text:span text:style-name="T1">varianceIR=7782.667769310365</text:span></text:p>
      <text:p text:style-name="P3"/>
      <text:p text:style-name="P1"><text:span text:style-name="T1">NDVI=-1.1900670512755102E7</text:span></text:p>
      <text:p text:style-name="P1"><text:span text:style-name="T1">IR=74.95663265306122</text:span></text:p>
      <text:p text:style-name="P1"><text:span text:style-name="T1">variance NDVI=5.3193896368340105E7</text:span></text:p>
      <text:p text:style-name="P1"><text:span text:style-name="T1">varianceIR=63.1671202664413</text:span></text:p>
      <text:p text:style-name="P3"/>
      <text:p text:style-name="P1"><text:span text:style-name="T1">NDVI=-1.2188496826530613E7</text:span></text:p>
      <text:p text:style-name="P1"><text:span text:style-name="T1">IR=69.70408163265306</text:span></text:p>
      <text:p text:style-name="P1"><text:span text:style-name="T1">variance NDVI=1.8148056561394784E8</text:span></text:p>
      <text:p text:style-name="P1"><text:span text:style-name="T1">varianceIR=48.76786471304472</text:span></text:p>
      <text:p text:style-name="P3"/>
      <text:p text:style-name="P1"><text:span text:style-name="T1">NDVI=-1.1722737020408163E7</text:span></text:p>
      <text:p text:style-name="P1"><text:span text:style-name="T1">IR=75.38775510204081</text:span></text:p>
      <text:p text:style-name="P1"><text:span text:style-name="T1">variance NDVI=1.276528752173839E8</text:span></text:p>
      <text:p text:style-name="P1"><text:span text:style-name="T1">varianceIR=17.56305620957258</text:span></text:p>
      <text:p text:style-name="P3"/>
      <text:p text:style-name="P1"><text:span text:style-name="T1">NDVI=-1.1626562257653061E7</text:span></text:p>
      <text:p text:style-name="P1"><text:span text:style-name="T1">IR=70.88520408163265</text:span></text:p>
      <text:p text:style-name="P1"><text:span text:style-name="T1">variance NDVI=451170.6812136273</text:span></text:p>
      <text:p text:style-name="P1"><text:span text:style-name="T1">varianceIR=30.9392608737777</text:span></text:p>
      <text:p text:style-name="P3"/>
      <text:p text:style-name="P1"><text:span text:style-name="T1">NDVI=-1.1463496552295918E7</text:span></text:p>
      <text:p text:style-name="P1"><text:span text:style-name="T1">IR=71.44770408163265</text:span></text:p>
      <text:p text:style-name="P1"><text:span text:style-name="T1">variance NDVI=2.7693774422971297E7</text:span></text:p>
      <text:p text:style-name="P1"><text:span text:style-name="T1">varianceIR=36.50080393607601</text:span></text:p>
      <text:p text:style-name="P3"/>
      <text:p text:style-name="P1"><text:span text:style-name="T1">NDVI=-1.119688419260204E7</text:span></text:p>
      <text:p text:style-name="P1"><text:span text:style-name="T1">IR=80.70535714285714</text:span></text:p>
      <text:p text:style-name="P1"><text:span text:style-name="T1">variance NDVI=177867.55469737833</text:span></text:p>
      <text:p text:style-name="P1"><text:span text:style-name="T1">varianceIR=48.97741348412777</text:span></text:p>
      <text:p text:style-name="P3"/>
      <text:p text:style-name="P1"><text:span text:style-name="T1">NDVI=-1.1133944799744898E7</text:span></text:p>
      <text:p text:style-name="P1"><text:span text:style-name="T1">IR=84.91454081632654</text:span></text:p>
      <text:p text:style-name="P1"><text:span text:style-name="T1">variance NDVI=274219.90745466045</text:span></text:p>
      <text:p text:style-name="P1"><text:span text:style-name="T1">varianceIR=63.058359026455854</text:span></text:p>
      <text:p text:style-name="P3"/>
      <text:p text:style-name="P1"><text:span text:style-name="T1">NDVI=-1.0814667174744898E7</text:span></text:p>
      <text:p text:style-name="P1"><text:span text:style-name="T1">IR=88.7436224489796</text:span></text:p>
      <text:p text:style-name="P1"><text:span text:style-name="T1">variance NDVI=6.344266475465468E7</text:span></text:p>
      <text:p text:style-name="P1"><text:span text:style-name="T1">varianceIR=202.60828907858755</text:span></text:p>
      <text:p text:style-name="P3"/>
      <text:p text:style-name="P1"><text:span text:style-name="T1">NDVI=-1.0623980484693877E7</text:span></text:p>
      <text:p text:style-name="P1"><text:span text:style-name="T1">IR=86.12755102040816</text:span></text:p>
      <text:p text:style-name="P1"><text:span text:style-name="T1">variance NDVI=1.1196488268821645E8</text:span></text:p>
      <text:p text:style-name="P1"><text:span text:style-name="T1">varianceIR=153.6316325800157</text:span></text:p>
      <text:p text:style-name="P3"/>
      <text:p text:style-name="P1"><text:span text:style-name="T1">NDVI=-6759790.293367347</text:span></text:p>
      <text:p text:style-name="P1"><text:span text:style-name="T1">IR=153.21683673469389</text:span></text:p>
      <text:p text:style-name="P1"><text:span text:style-name="T1">variance NDVI=5.828413071727601E10</text:span></text:p>
      <text:p text:style-name="P1"><text:span text:style-name="T1">varianceIR=9186.199664303696</text:span></text:p>
      <text:p text:style-name="P3"/>
      <text:p text:style-name="P1"><text:span text:style-name="T1">NDVI=-1.2122894551020408E7</text:span></text:p>
      <text:p text:style-name="P1"><text:span text:style-name="T1">IR=70.34693877551021</text:span></text:p>
      <text:p text:style-name="P1"><text:span text:style-name="T1">variance NDVI=1.0047528893681996E8</text:span></text:p>
      <text:p text:style-name="P1"><text:span text:style-name="T1">varianceIR=46.35245465324863</text:span></text:p>
      <text:p text:style-name="P3"><text:soft-page-break/></text:p>
      <text:p text:style-name="P1"><text:span text:style-name="T1">NDVI=-1.2197346548469387E7</text:span></text:p>
      <text:p text:style-name="P1"><text:span text:style-name="T1">IR=65.69642857142857</text:span></text:p>
      <text:p text:style-name="P1"><text:span text:style-name="T1">variance NDVI=1.0903828970792959E7</text:span></text:p>
      <text:p text:style-name="P1"><text:span text:style-name="T1">varianceIR=23.938483070205095</text:span></text:p>
      <text:p text:style-name="P3"/>
      <text:p text:style-name="P1"><text:span text:style-name="T1">NDVI=-1.1843398855867347E7</text:span></text:p>
      <text:p text:style-name="P1"><text:span text:style-name="T1">IR=68.57270408163265</text:span></text:p>
      <text:p text:style-name="P1"><text:span text:style-name="T1">variance NDVI=1.4117039118377237E9</text:span></text:p>
      <text:p text:style-name="P1"><text:span text:style-name="T1">varianceIR=33.98478521991597</text:span></text:p>
      <text:p text:style-name="P3"/>
      <text:p text:style-name="P1"><text:span text:style-name="T1">NDVI=-1.1670857320153061E7</text:span></text:p>
      <text:p text:style-name="P1"><text:span text:style-name="T1">IR=74.27168367346938</text:span></text:p>
      <text:p text:style-name="P1"><text:span text:style-name="T1">variance NDVI=1.0627941731045302E7</text:span></text:p>
      <text:p text:style-name="P1"><text:span text:style-name="T1">varianceIR=34.328334659748776</text:span></text:p>
      <text:p text:style-name="P3"/>
      <text:p text:style-name="P1"><text:span text:style-name="T1">NDVI=-1.1612125165816326E7</text:span></text:p>
      <text:p text:style-name="P1"><text:span text:style-name="T1">IR=70.75255102040816</text:span></text:p>
      <text:p text:style-name="P1"><text:span text:style-name="T1">variance NDVI=1.118750825145089E8</text:span></text:p>
      <text:p text:style-name="P1"><text:span text:style-name="T1">varianceIR=12.288161191141183</text:span></text:p>
      <text:p text:style-name="P3"/>
      <text:p text:style-name="P1"><text:span text:style-name="T1">NDVI=-1.1354479450255102E7</text:span></text:p>
      <text:p text:style-name="P1"><text:span text:style-name="T1">IR=75.32525510204081</text:span></text:p>
      <text:p text:style-name="P1"><text:span text:style-name="T1">variance NDVI=1.713541514681826E8</text:span></text:p>
      <text:p text:style-name="P1"><text:span text:style-name="T1">varianceIR=20.443818884141756</text:span></text:p>
      <text:p text:style-name="P3"/>
      <text:p text:style-name="P1"><text:span text:style-name="T1">NDVI=-1.1324103408163264E7</text:span></text:p>
      <text:p text:style-name="P1"><text:span text:style-name="T1">IR=74.22448979591837</text:span></text:p>
      <text:p text:style-name="P1"><text:span text:style-name="T1">variance NDVI=5.405056405297618E7</text:span></text:p>
      <text:p text:style-name="P1"><text:span text:style-name="T1">varianceIR=21.305822297682127</text:span></text:p>
      <text:p text:style-name="P3"/>
      <text:p text:style-name="P1"><text:span text:style-name="T1">NDVI=-1.0996695489795918E7</text:span></text:p>
      <text:p text:style-name="P1"><text:span text:style-name="T1">IR=74.79591836734694</text:span></text:p>
      <text:p text:style-name="P1"><text:span text:style-name="T1">variance NDVI=8.290461999054544E7</text:span></text:p>
      <text:p text:style-name="P1"><text:span text:style-name="T1">varianceIR=11.369612682640755</text:span></text:p>
      <text:p text:style-name="P3"/>
      <text:p text:style-name="P1"><text:span text:style-name="T1">NDVI=-1.0538156862244898E7</text:span></text:p>
      <text:p text:style-name="P1"><text:span text:style-name="T1">IR=88.03571428571429</text:span></text:p>
      <text:p text:style-name="P1"><text:span text:style-name="T1">variance NDVI=4.491647563560514E7</text:span></text:p>
      <text:p text:style-name="P1"><text:span text:style-name="T1">varianceIR=84.58837626249489</text:span></text:p>
      <text:p text:style-name="P3"/>
      <text:p text:style-name="P1"><text:span text:style-name="T1">NDVI=-7269007.025510204</text:span></text:p>
      <text:p text:style-name="P1"><text:span text:style-name="T1">IR=143.34183673469389</text:span></text:p>
      <text:p text:style-name="P1"><text:span text:style-name="T1">variance NDVI=6.739599134654838E10</text:span></text:p>
      <text:p text:style-name="P1"><text:span text:style-name="T1">varianceIR=11006.705701420335</text:span></text:p>
      <text:p text:style-name="P3"/>
      <text:p text:style-name="P1"><text:span text:style-name="T1">NDVI=-1.2415459964285715E7</text:span></text:p>
      <text:p text:style-name="P1"><text:span text:style-name="T1">IR=63.30102040816327</text:span></text:p>
      <text:p text:style-name="P1"><text:span text:style-name="T1">variance NDVI=3.784901705297533E8</text:span></text:p>
      <text:p text:style-name="P1"><text:span text:style-name="T1">varianceIR=44.08925812294412</text:span></text:p>
      <text:p text:style-name="P3"/>
      <text:p text:style-name="P1"><text:span text:style-name="T1">NDVI=-1.1723097447704082E7</text:span></text:p>
      <text:p text:style-name="P1"><text:span text:style-name="T1">IR=66.96045918367346</text:span></text:p>
      <text:p text:style-name="P1"><text:span text:style-name="T1">variance NDVI=1.2819704983956215E8</text:span></text:p>
      <text:p text:style-name="P1"><text:span text:style-name="T1">varianceIR=23.162598633650852</text:span></text:p>
      <text:p text:style-name="P3"/>
      <text:p text:style-name="P1"><text:span text:style-name="T1">NDVI=-1.175062886989796E7</text:span></text:p>
      <text:p text:style-name="P1"><text:span text:style-name="T1">IR=65.33418367346938</text:span></text:p>
      <text:p text:style-name="P1"><text:span text:style-name="T1">variance NDVI=1.0709083310312831E8</text:span></text:p>
      <text:p text:style-name="P1"><text:span text:style-name="T1">varianceIR=23.876274788047997</text:span></text:p>
      <text:p text:style-name="P3"/>
      <text:p text:style-name="P1"><text:span text:style-name="T1">NDVI=-1.1878923081632653E7</text:span></text:p>
      <text:p text:style-name="P1"><text:soft-page-break/><text:span text:style-name="T1">IR=66.63265306122449</text:span></text:p>
      <text:p text:style-name="P1"><text:span text:style-name="T1">variance NDVI=4.028681080221059E8</text:span></text:p>
      <text:p text:style-name="P1"><text:span text:style-name="T1">varianceIR=11.426166499502758</text:span></text:p>
      <text:p text:style-name="P3"/>
      <text:p text:style-name="P1"><text:span text:style-name="T1">NDVI=-1.1589026179846939E7</text:span></text:p>
      <text:p text:style-name="P1"><text:span text:style-name="T1">IR=70.96301020408163</text:span></text:p>
      <text:p text:style-name="P1"><text:span text:style-name="T1">variance NDVI=1.9186553568025663E7</text:span></text:p>
      <text:p text:style-name="P1"><text:span text:style-name="T1">varianceIR=19.775097083090536</text:span></text:p>
      <text:p text:style-name="P3"/>
      <text:p text:style-name="P1"><text:span text:style-name="T1">NDVI=-1.1410832309948979E7</text:span></text:p>
      <text:p text:style-name="P1"><text:span text:style-name="T1">IR=73.15943877551021</text:span></text:p>
      <text:p text:style-name="P1"><text:span text:style-name="T1">variance NDVI=5.0511711005511117E8</text:span></text:p>
      <text:p text:style-name="P1"><text:span text:style-name="T1">varianceIR=9.468588820164333</text:span></text:p>
      <text:p text:style-name="P3"/>
      <text:p text:style-name="P1"><text:span text:style-name="T1">NDVI=-1.1337808422193877E7</text:span></text:p>
      <text:p text:style-name="P1"><text:span text:style-name="T1">IR=73.70025510204081</text:span></text:p>
      <text:p text:style-name="P1"><text:span text:style-name="T1">variance NDVI=1.780438375922581E8</text:span></text:p>
      <text:p text:style-name="P1"><text:span text:style-name="T1">varianceIR=13.293734121282467</text:span></text:p>
      <text:p text:style-name="P3"/>
      <text:p text:style-name="P1"><text:span text:style-name="T1">NDVI=-1.1202070529336736E7</text:span></text:p>
      <text:p text:style-name="P1"><text:span text:style-name="T1">IR=73.47066326530613</text:span></text:p>
      <text:p text:style-name="P1"><text:span text:style-name="T1">variance NDVI=1.8276576299708316E8</text:span></text:p>
      <text:p text:style-name="P1"><text:span text:style-name="T1">varianceIR=16.264366856819002</text:span></text:p>
      <text:p text:style-name="P3"/>
      <text:p text:style-name="P1"><text:span text:style-name="T1">NDVI=-1.0524800886479592E7</text:span></text:p>
      <text:p text:style-name="P1"><text:span text:style-name="T1">IR=83.03188775510205</text:span></text:p>
      <text:p text:style-name="P1"><text:span text:style-name="T1">variance NDVI=10475.885423883894</text:span></text:p>
      <text:p text:style-name="P1"><text:span text:style-name="T1">varianceIR=27.30165457946202</text:span></text:p>
      <text:p text:style-name="P3"/>
      <text:p text:style-name="P1"><text:span text:style-name="T1">NDVI=-6704337.640306123</text:span></text:p>
      <text:p text:style-name="P1"><text:span text:style-name="T1">IR=148.89030612244898</text:span></text:p>
      <text:p text:style-name="P1"><text:span text:style-name="T1">variance NDVI=5.7331808048232315E10</text:span></text:p>
      <text:p text:style-name="P1"><text:span text:style-name="T1">varianceIR=9865.462869367006</text:span></text:p>
      <text:p text:style-name="P3"/>
      <text:p text:style-name="P1"><text:span text:style-name="T1">NDVI=-1.2820397269132653E7</text:span></text:p>
      <text:p text:style-name="P1"><text:span text:style-name="T1">IR=53.669642857142854</text:span></text:p>
      <text:p text:style-name="P1"><text:span text:style-name="T1">variance NDVI=8.122291810235218E8</text:span></text:p>
      <text:p text:style-name="P1"><text:span text:style-name="T1">varianceIR=86.00493375562898</text:span></text:p>
      <text:p text:style-name="P3"/>
      <text:p text:style-name="P1"><text:span text:style-name="T1">NDVI=-1.2079473445153061E7</text:span></text:p>
      <text:p text:style-name="P1"><text:span text:style-name="T1">IR=61.901785714285715</text:span></text:p>
      <text:p text:style-name="P1"><text:span text:style-name="T1">variance NDVI=1.1747180132108686E9</text:span></text:p>
      <text:p text:style-name="P1"><text:span text:style-name="T1">varianceIR=55.034781345175155</text:span></text:p>
      <text:p text:style-name="P3"/>
      <text:p text:style-name="P1"><text:span text:style-name="T1">NDVI=-1.1875418830357144E7</text:span></text:p>
      <text:p text:style-name="P1"><text:span text:style-name="T1">IR=64.27168367346938</text:span></text:p>
      <text:p text:style-name="P1"><text:span text:style-name="T1">variance NDVI=1.2300536882470753E7</text:span></text:p>
      <text:p text:style-name="P1"><text:span text:style-name="T1">varianceIR=27.336710076241765</text:span></text:p>
      <text:p text:style-name="P3"/>
      <text:p text:style-name="P1"><text:span text:style-name="T1">NDVI=-1.2071287610969387E7</text:span></text:p>
      <text:p text:style-name="P1"><text:span text:style-name="T1">IR=64.55229591836735</text:span></text:p>
      <text:p text:style-name="P1"><text:span text:style-name="T1">variance NDVI=3.080685355786986E8</text:span></text:p>
      <text:p text:style-name="P1"><text:span text:style-name="T1">varianceIR=80.46537598938708</text:span></text:p>
      <text:p text:style-name="P3"/>
      <text:p text:style-name="P1"><text:span text:style-name="T1">NDVI=-1.1312228788265307E7</text:span></text:p>
      <text:p text:style-name="P1"><text:span text:style-name="T1">IR=72.27295918367346</text:span></text:p>
      <text:p text:style-name="P1"><text:span text:style-name="T1">variance NDVI=1.4177770241105717E8</text:span></text:p>
      <text:p text:style-name="P1"><text:span text:style-name="T1">varianceIR=22.835417555942318</text:span></text:p>
      <text:p text:style-name="P3"/>
      <text:p text:style-name="P1"><text:span text:style-name="T1">NDVI=-1.1722872730867347E7</text:span></text:p>
      <text:p text:style-name="P1"><text:span text:style-name="T1">IR=68.00382653061224</text:span></text:p>
      <text:p text:style-name="P1"><text:span text:style-name="T1">variance NDVI=4.635082595868297E8</text:span></text:p>
      <text:p text:style-name="P1"><text:soft-page-break/><text:span text:style-name="T1">varianceIR=67.9432512030788</text:span></text:p>
      <text:p text:style-name="P3"/>
      <text:p text:style-name="P1"><text:span text:style-name="T1">NDVI=-1.2476545700255102E7</text:span></text:p>
      <text:p text:style-name="P1"><text:span text:style-name="T1">IR=59.0344387755102</text:span></text:p>
      <text:p text:style-name="P1"><text:span text:style-name="T1">variance NDVI=1.0256299311132141E9</text:span></text:p>
      <text:p text:style-name="P1"><text:span text:style-name="T1">varianceIR=254.2565498910721</text:span></text:p>
      <text:p text:style-name="P3"/>
      <text:p text:style-name="P1"><text:span text:style-name="T1">NDVI=-1.137771025382653E7</text:span></text:p>
      <text:p text:style-name="P1"><text:span text:style-name="T1">IR=71.62372448979592</text:span></text:p>
      <text:p text:style-name="P1"><text:span text:style-name="T1">variance NDVI=5.210923964320397E7</text:span></text:p>
      <text:p text:style-name="P1"><text:span text:style-name="T1">varianceIR=50.20402631923464</text:span></text:p>
      <text:p text:style-name="P3"/>
      <text:p text:style-name="P1"><text:span text:style-name="T1">NDVI=-1.1125911832908163E7</text:span></text:p>
      <text:p text:style-name="P1"><text:span text:style-name="T1">IR=74.12627551020408</text:span></text:p>
      <text:p text:style-name="P1"><text:span text:style-name="T1">variance NDVI=56063.730549908585</text:span></text:p>
      <text:p text:style-name="P1"><text:span text:style-name="T1">varianceIR=32.907147251918914</text:span></text:p>
      <text:p text:style-name="P3"/>
      <text:p text:style-name="P1"><text:span text:style-name="T1">NDVI=-7207806.035714285</text:span></text:p>
      <text:p text:style-name="P1"><text:span text:style-name="T1">IR=143.35204081632654</text:span></text:p>
      <text:p text:style-name="P1"><text:span text:style-name="T1">variance NDVI=6.6265895463307594E10</text:span></text:p>
      <text:p text:style-name="P1"><text:span text:style-name="T1">varianceIR=10998.508474924687</text:span></text:p>
      <text:p text:style-name="P3"/>
      <text:p text:style-name="P1"><text:span text:style-name="T1">NDVI=-1.2305690261479592E7</text:span></text:p>
      <text:p text:style-name="P1"><text:span text:style-name="T1">IR=60.59566326530612</text:span></text:p>
      <text:p text:style-name="P1"><text:span text:style-name="T1">variance NDVI=9045.132810228448</text:span></text:p>
      <text:p text:style-name="P1"><text:span text:style-name="T1">varianceIR=113.11818834395974</text:span></text:p>
      <text:p text:style-name="P3"/>
      <text:p text:style-name="P1"><text:span text:style-name="T1">NDVI=-1.1721714934948979E7</text:span></text:p>
      <text:p text:style-name="P1"><text:span text:style-name="T1">IR=66.61607142857143</text:span></text:p>
      <text:p text:style-name="P1"><text:span text:style-name="T1">variance NDVI=5.25121283924074E9</text:span></text:p>
      <text:p text:style-name="P1"><text:span text:style-name="T1">varianceIR=45.741248051755825</text:span></text:p>
      <text:p text:style-name="P3"/>
      <text:p text:style-name="P1"><text:span text:style-name="T1">NDVI=-1.172201337117347E7</text:span></text:p>
      <text:p text:style-name="P1"><text:span text:style-name="T1">IR=67.60841836734694</text:span></text:p>
      <text:p text:style-name="P1"><text:span text:style-name="T1">variance NDVI=3.666765121274765E8</text:span></text:p>
      <text:p text:style-name="P1"><text:span text:style-name="T1">varianceIR=10.152656470548148</text:span></text:p>
      <text:p text:style-name="P3"/>
      <text:p text:style-name="P1"><text:span text:style-name="T1">NDVI=-1.1455485471938776E7</text:span></text:p>
      <text:p text:style-name="P1"><text:span text:style-name="T1">IR=71.42602040816327</text:span></text:p>
      <text:p text:style-name="P1"><text:span text:style-name="T1">variance NDVI=4.363600890668683E8</text:span></text:p>
      <text:p text:style-name="P1"><text:span text:style-name="T1">varianceIR=27.74921629466944</text:span></text:p>
      <text:p text:style-name="P3"/>
      <text:p text:style-name="P1"><text:span text:style-name="T1">NDVI=-1.128934325E7</text:span></text:p>
      <text:p text:style-name="P1"><text:span text:style-name="T1">IR=73.89285714285714</text:span></text:p>
      <text:p text:style-name="P1"><text:span text:style-name="T1">variance NDVI=5.059900900027293E8</text:span></text:p>
      <text:p text:style-name="P1"><text:span text:style-name="T1">varianceIR=12.021880531549291</text:span></text:p>
      <text:p text:style-name="P3"/>
      <text:p text:style-name="P1"><text:span text:style-name="T1">NDVI=-1.148091305867347E7</text:span></text:p>
      <text:p text:style-name="P1"><text:span text:style-name="T1">IR=71.75765306122449</text:span></text:p>
      <text:p text:style-name="P1"><text:span text:style-name="T1">variance NDVI=1.2300830791979121E7</text:span></text:p>
      <text:p text:style-name="P1"><text:span text:style-name="T1">varianceIR=13.537136293989402</text:span></text:p>
      <text:p text:style-name="P3"/>
      <text:p text:style-name="P1"><text:span text:style-name="T1">NDVI=-1.1396938645408163E7</text:span></text:p>
      <text:p text:style-name="P1"><text:span text:style-name="T1">IR=72.61989795918367</text:span></text:p>
      <text:p text:style-name="P1"><text:span text:style-name="T1">variance NDVI=3459473.5035053534</text:span></text:p>
      <text:p text:style-name="P1"><text:span text:style-name="T1">varianceIR=92.1076264941823</text:span></text:p>
      <text:p text:style-name="P3"/>
      <text:p text:style-name="P1"><text:span text:style-name="T1">NDVI=-1.1817733881377552E7</text:span></text:p>
      <text:p text:style-name="P1"><text:span text:style-name="T1">IR=66.28188775510205</text:span></text:p>
      <text:p text:style-name="P1"><text:span text:style-name="T1">variance NDVI=7.714787279017685E9</text:span></text:p>
      <text:p text:style-name="P1"><text:span text:style-name="T1">varianceIR=75.22702991135455</text:span></text:p>
      <text:p text:style-name="P3"/>
      <text:p text:style-name="P1"><text:soft-page-break/><text:span text:style-name="T1">NDVI=-1.1239875992346939E7</text:span></text:p>
      <text:p text:style-name="P1"><text:span text:style-name="T1">IR=72.41581632653062</text:span></text:p>
      <text:p text:style-name="P1"><text:span text:style-name="T1">variance NDVI=8.18940983539329E8</text:span></text:p>
      <text:p text:style-name="P1"><text:span text:style-name="T1">varianceIR=102.78634481095541</text:span></text:p>
      <text:p text:style-name="P3"/>
      <text:p text:style-name="P1"><text:span text:style-name="T1">NDVI=-6964018.864795919</text:span></text:p>
      <text:p text:style-name="P1"><text:span text:style-name="T1">IR=145.70663265306123</text:span></text:p>
      <text:p text:style-name="P1"><text:span text:style-name="T1">variance NDVI=6.185912382392383E10</text:span></text:p>
      <text:p text:style-name="P1"><text:span text:style-name="T1">varianceIR=10546.817536108865</text:span></text:p>
      <text:p text:style-name="P3"/>
      <text:p text:style-name="P1"><text:span text:style-name="T1">NDVI=-1.1768991413265307E7</text:span></text:p>
      <text:p text:style-name="P1"><text:span text:style-name="T1">IR=72.09693877551021</text:span></text:p>
      <text:p text:style-name="P1"><text:span text:style-name="T1">variance NDVI=4.60911387127755E8</text:span></text:p>
      <text:p text:style-name="P1"><text:span text:style-name="T1">varianceIR=194.13597096155752</text:span></text:p>
      <text:p text:style-name="P3"/>
      <text:p text:style-name="P1"><text:span text:style-name="T1">NDVI=-1.1221269826530613E7</text:span></text:p>
      <text:p text:style-name="P1"><text:span text:style-name="T1">IR=85.60204081632654</text:span></text:p>
      <text:p text:style-name="P1"><text:span text:style-name="T1">variance NDVI=1.3199264739588614E9</text:span></text:p>
      <text:p text:style-name="P1"><text:span text:style-name="T1">varianceIR=34.01472720231367</text:span></text:p>
      <text:p text:style-name="P3"/>
      <text:p text:style-name="P1"><text:span text:style-name="T1">NDVI=-1.155523043877551E7</text:span></text:p>
      <text:p text:style-name="P1"><text:span text:style-name="T1">IR=77.96938775510205</text:span></text:p>
      <text:p text:style-name="P1"><text:span text:style-name="T1">variance NDVI=772222.0013909669</text:span></text:p>
      <text:p text:style-name="P1"><text:span text:style-name="T1">varianceIR=48.08225858804582</text:span></text:p>
      <text:p text:style-name="P3"/>
      <text:p text:style-name="P1"><text:span text:style-name="T1">NDVI=-1.1364774390306123E7</text:span></text:p>
      <text:p text:style-name="P1"><text:span text:style-name="T1">IR=70.99744897959184</text:span></text:p>
      <text:p text:style-name="P1"><text:span text:style-name="T1">variance NDVI=2.910882290842545E8</text:span></text:p>
      <text:p text:style-name="P1"><text:span text:style-name="T1">varianceIR=15.85284778006247</text:span></text:p>
      <text:p text:style-name="P3"/>
      <text:p text:style-name="P1"><text:span text:style-name="T1">NDVI=-1.1405553849489795E7</text:span></text:p>
      <text:p text:style-name="P1"><text:span text:style-name="T1">IR=71.94642857142857</text:span></text:p>
      <text:p text:style-name="P1"><text:span text:style-name="T1">variance NDVI=1.756970729405279E8</text:span></text:p>
      <text:p text:style-name="P1"><text:span text:style-name="T1">varianceIR=11.862294112479162</text:span></text:p>
      <text:p text:style-name="P3"/>
      <text:p text:style-name="P1"><text:span text:style-name="T1">NDVI=-1.1302467551020408E7</text:span></text:p>
      <text:p text:style-name="P1"><text:span text:style-name="T1">IR=76.12244897959184</text:span></text:p>
      <text:p text:style-name="P1"><text:span text:style-name="T1">variance NDVI=1.502029415826185E8</text:span></text:p>
      <text:p text:style-name="P1"><text:span text:style-name="T1">varianceIR=15.973051194655303</text:span></text:p>
      <text:p text:style-name="P3"/>
      <text:p text:style-name="P1"><text:span text:style-name="T1">NDVI=-1.0597073290816326E7</text:span></text:p>
      <text:p text:style-name="P1"><text:span text:style-name="T1">IR=80.99489795918367</text:span></text:p>
      <text:p text:style-name="P1"><text:span text:style-name="T1">variance NDVI=3.481725640417177E8</text:span></text:p>
      <text:p text:style-name="P1"><text:span text:style-name="T1">varianceIR=9.84968506027463</text:span></text:p>
      <text:p text:style-name="P3"/>
      <text:p text:style-name="P1"><text:span text:style-name="T1">NDVI=-1.0703743825255102E7</text:span></text:p>
      <text:p text:style-name="P1"><text:span text:style-name="T1">IR=79.19515306122449</text:span></text:p>
      <text:p text:style-name="P1"><text:span text:style-name="T1">variance NDVI=2.9812490431524243E7</text:span></text:p>
      <text:p text:style-name="P1"><text:span text:style-name="T1">varianceIR=42.27680338013185</text:span></text:p>
      <text:p text:style-name="P3"/>
      <text:p text:style-name="P1"><text:span text:style-name="T1">NDVI=-1.0551508099489795E7</text:span></text:p>
      <text:p text:style-name="P1"><text:span text:style-name="T1">IR=79.8188775510204</text:span></text:p>
      <text:p text:style-name="P1"><text:span text:style-name="T1">variance NDVI=2.4325517849222526E8</text:span></text:p>
      <text:p text:style-name="P1"><text:span text:style-name="T1">varianceIR=20.958333961415462</text:span></text:p>
      <text:p text:style-name="P3"/>
      <text:p text:style-name="P1"><text:span text:style-name="T1">NDVI=-5792404.6237244895</text:span></text:p>
      <text:p text:style-name="P1"><text:span text:style-name="T1">IR=168.7640306122449</text:span></text:p>
      <text:p text:style-name="P1"><text:span text:style-name="T1">variance NDVI=4.279584810563756E10</text:span></text:p>
      <text:p text:style-name="P1"><text:span text:style-name="T1">varianceIR=6609.847759810923</text:span></text:p>
      <text:p text:style-name="P3"/>
      <text:p text:style-name="P1"><text:span text:style-name="T1">NDVI=-1.0514926230867347E7</text:span></text:p>
      <text:p text:style-name="P1"><text:span text:style-name="T1">IR=102.34056122448979</text:span></text:p>
      <text:p text:style-name="P1"><text:soft-page-break/><text:span text:style-name="T1">variance NDVI=3.5033790921239433E9</text:span></text:p>
      <text:p text:style-name="P1"><text:span text:style-name="T1">varianceIR=71.48936304184167</text:span></text:p>
      <text:p text:style-name="P3"/>
      <text:p text:style-name="P1"><text:span text:style-name="T1">NDVI=-1.096971812882653E7</text:span></text:p>
      <text:p text:style-name="P1"><text:span text:style-name="T1">IR=94.76913265306122</text:span></text:p>
      <text:p text:style-name="P1"><text:span text:style-name="T1">variance NDVI=355102.3282486647</text:span></text:p>
      <text:p text:style-name="P1"><text:span text:style-name="T1">varianceIR=19.518369278083547</text:span></text:p>
      <text:p text:style-name="P3"/>
      <text:p text:style-name="P1"><text:span text:style-name="T1">NDVI=-1.1301442284438776E7</text:span></text:p>
      <text:p text:style-name="P1"><text:span text:style-name="T1">IR=83.59311224489795</text:span></text:p>
      <text:p text:style-name="P1"><text:span text:style-name="T1">variance NDVI=238442.54000030056</text:span></text:p>
      <text:p text:style-name="P1"><text:span text:style-name="T1">varianceIR=64.41200410830439</text:span></text:p>
      <text:p text:style-name="P3"/>
      <text:p text:style-name="P1"><text:span text:style-name="T1">NDVI=-1.1295234035714285E7</text:span></text:p>
      <text:p text:style-name="P1"><text:span text:style-name="T1">IR=73.71938775510205</text:span></text:p>
      <text:p text:style-name="P1"><text:span text:style-name="T1">variance NDVI=2.9662188393086296E8</text:span></text:p>
      <text:p text:style-name="P1"><text:span text:style-name="T1">varianceIR=40.57501713917037</text:span></text:p>
      <text:p text:style-name="P3"/>
      <text:p text:style-name="P1"><text:span text:style-name="T1">NDVI=-1.1164199260204082E7</text:span></text:p>
      <text:p text:style-name="P1"><text:span text:style-name="T1">IR=72.73979591836735</text:span></text:p>
      <text:p text:style-name="P1"><text:span text:style-name="T1">variance NDVI=7.408922491648859E7</text:span></text:p>
      <text:p text:style-name="P1"><text:span text:style-name="T1">varianceIR=8.693872803051853</text:span></text:p>
      <text:p text:style-name="P3"/>
      <text:p text:style-name="P1"><text:span text:style-name="T1">NDVI=-1.1181732477040816E7</text:span></text:p>
      <text:p text:style-name="P1"><text:span text:style-name="T1">IR=72.91071428571429</text:span></text:p>
      <text:p text:style-name="P1"><text:span text:style-name="T1">variance NDVI=6233684.110211953</text:span></text:p>
      <text:p text:style-name="P1"><text:span text:style-name="T1">varianceIR=8.627196757210513</text:span></text:p>
      <text:p text:style-name="P3"/>
      <text:p text:style-name="P1"><text:span text:style-name="T1">NDVI=-1.100541893877551E7</text:span></text:p>
      <text:p text:style-name="P1"><text:span text:style-name="T1">IR=78.85714285714286</text:span></text:p>
      <text:p text:style-name="P1"><text:span text:style-name="T1">variance NDVI=7.684467962638554E7</text:span></text:p>
      <text:p text:style-name="P1"><text:span text:style-name="T1">varianceIR=6.880674718867142</text:span></text:p>
      <text:p text:style-name="P3"/>
      <text:p text:style-name="P1"><text:span text:style-name="T1">NDVI=-1.0405115353316326E7</text:span></text:p>
      <text:p text:style-name="P1"><text:span text:style-name="T1">IR=82.6875</text:span></text:p>
      <text:p text:style-name="P1"><text:span text:style-name="T1">variance NDVI=4.340565302956444E8</text:span></text:p>
      <text:p text:style-name="P1"><text:span text:style-name="T1">varianceIR=11.994464485012756</text:span></text:p>
      <text:p text:style-name="P3"/>
      <text:p text:style-name="P1"><text:span text:style-name="T1">NDVI=-1.0490394434948979E7</text:span></text:p>
      <text:p text:style-name="P1"><text:span text:style-name="T1">IR=82.95280612244898</text:span></text:p>
      <text:p text:style-name="P1"><text:span text:style-name="T1">variance NDVI=1.7108041654344523E8</text:span></text:p>
      <text:p text:style-name="P1"><text:span text:style-name="T1">varianceIR=28.63319116086641</text:span></text:p>
      <text:p text:style-name="P3"/>
      <text:p text:style-name="P1"><text:span text:style-name="T1">NDVI=-5485784.858418368</text:span></text:p>
      <text:p text:style-name="P1"><text:span text:style-name="T1">IR=174.9783163265306</text:span></text:p>
      <text:p text:style-name="P1"><text:span text:style-name="T1">variance NDVI=3.838498588102765E10</text:span></text:p>
      <text:p text:style-name="P1"><text:span text:style-name="T1">varianceIR=5606.946482859695</text:span></text:p>
      <text:p text:style-name="P3"/>
      <text:p text:style-name="P1"><text:span text:style-name="T1">NDVI=-1.0143526825255102E7</text:span></text:p>
      <text:p text:style-name="P1"><text:span text:style-name="T1">IR=109.41964285714286</text:span></text:p>
      <text:p text:style-name="P1"><text:span text:style-name="T1">variance NDVI=3631779.549577296</text:span></text:p>
      <text:p text:style-name="P1"><text:span text:style-name="T1">varianceIR=8.848974161970279</text:span></text:p>
      <text:p text:style-name="P3"/>
      <text:p text:style-name="P1"><text:span text:style-name="T1">NDVI=-1.0513075572704082E7</text:span></text:p>
      <text:p text:style-name="P1"><text:span text:style-name="T1">IR=103.85586734693878</text:span></text:p>
      <text:p text:style-name="P1"><text:span text:style-name="T1">variance NDVI=191776.88693208966</text:span></text:p>
      <text:p text:style-name="P1"><text:span text:style-name="T1">varianceIR=13.36830891911878</text:span></text:p>
      <text:p text:style-name="P3"/>
      <text:p text:style-name="P1"><text:span text:style-name="T1">NDVI=-1.0810205353316326E7</text:span></text:p>
      <text:p text:style-name="P1"><text:span text:style-name="T1">IR=94.72831632653062</text:span></text:p>
      <text:p text:style-name="P1"><text:span text:style-name="T1">variance NDVI=2.956812330764904E7</text:span></text:p>
      <text:p text:style-name="P1"><text:span text:style-name="T1">varianceIR=26.24309348419691</text:span></text:p>
      <text:p text:style-name="P3"><text:soft-page-break/></text:p>
      <text:p text:style-name="P1"><text:span text:style-name="T1">NDVI=-1.0937580080357144E7</text:span></text:p>
      <text:p text:style-name="P1"><text:span text:style-name="T1">IR=84.24617346938776</text:span></text:p>
      <text:p text:style-name="P1"><text:span text:style-name="T1">variance NDVI=7.796640112311912E7</text:span></text:p>
      <text:p text:style-name="P1"><text:span text:style-name="T1">varianceIR=74.6644212559215</text:span></text:p>
      <text:p text:style-name="P3"/>
      <text:p text:style-name="P1"><text:span text:style-name="T1">NDVI=-1.071065869642857E7</text:span></text:p>
      <text:p text:style-name="P1"><text:span text:style-name="T1">IR=83.1811224489796</text:span></text:p>
      <text:p text:style-name="P1"><text:span text:style-name="T1">variance NDVI=1.505900358750536E8</text:span></text:p>
      <text:p text:style-name="P1"><text:span text:style-name="T1">varianceIR=57.619106816475565</text:span></text:p>
      <text:p text:style-name="P3"/>
      <text:p text:style-name="P1"><text:span text:style-name="T1">NDVI=-1.0868610788265307E7</text:span></text:p>
      <text:p text:style-name="P1"><text:span text:style-name="T1">IR=80.15051020408163</text:span></text:p>
      <text:p text:style-name="P1"><text:span text:style-name="T1">variance NDVI=3799510.624966011</text:span></text:p>
      <text:p text:style-name="P1"><text:span text:style-name="T1">varianceIR=44.84737765547574</text:span></text:p>
      <text:p text:style-name="P3"/>
      <text:p text:style-name="P1"><text:span text:style-name="T1">NDVI=-1.057952100382653E7</text:span></text:p>
      <text:p text:style-name="P1"><text:span text:style-name="T1">IR=84.87372448979592</text:span></text:p>
      <text:p text:style-name="P1"><text:span text:style-name="T1">variance NDVI=5.667831869361241E7</text:span></text:p>
      <text:p text:style-name="P1"><text:span text:style-name="T1">varianceIR=8.520469175076014</text:span></text:p>
      <text:p text:style-name="P3"/>
      <text:p text:style-name="P1"><text:span text:style-name="T1">NDVI=-1.0493957193877552E7</text:span></text:p>
      <text:p text:style-name="P1"><text:span text:style-name="T1">IR=81.01020408163265</text:span></text:p>
      <text:p text:style-name="P1"><text:span text:style-name="T1">variance NDVI=1313268.936897237</text:span></text:p>
      <text:p text:style-name="P1"><text:span text:style-name="T1">varianceIR=18.92419838353906</text:span></text:p>
      <text:p text:style-name="P3"/>
      <text:p text:style-name="P1"><text:span text:style-name="T1">NDVI=-9977640.517857144</text:span></text:p>
      <text:p text:style-name="P1"><text:span text:style-name="T1">IR=89.76785714285714</text:span></text:p>
      <text:p text:style-name="P1"><text:span text:style-name="T1">variance NDVI=2.9875702690308315E8</text:span></text:p>
      <text:p text:style-name="P1"><text:span text:style-name="T1">varianceIR=22.183696653087246</text:span></text:p>
      <text:p text:style-name="P3"/>
      <text:p text:style-name="P1"><text:span text:style-name="T1">NDVI=-5389869.516581632</text:span></text:p>
      <text:p text:style-name="P1"><text:span text:style-name="T1">IR=176.52423469387756</text:span></text:p>
      <text:p text:style-name="P1"><text:span text:style-name="T1">variance NDVI=3.705444751148159E10</text:span></text:p>
      <text:p text:style-name="P1"><text:span text:style-name="T1">varianceIR=5394.288705325399</text:span></text:p>
      <text:p text:style-name="P3"/>
      <text:p text:style-name="P1"><text:span text:style-name="T1">NDVI=-9966146.536989795</text:span></text:p>
      <text:p text:style-name="P1"><text:span text:style-name="T1">IR=112.40178571428571</text:span></text:p>
      <text:p text:style-name="P1"><text:span text:style-name="T1">variance NDVI=3.431346603422556E7</text:span></text:p>
      <text:p text:style-name="P1"><text:span text:style-name="T1">varianceIR=6.291580270102288</text:span></text:p>
      <text:p text:style-name="P3"/>
      <text:p text:style-name="P1"><text:span text:style-name="T1">NDVI=-1.0207431591836736E7</text:span></text:p>
      <text:p text:style-name="P1"><text:span text:style-name="T1">IR=109.3061224489796</text:span></text:p>
      <text:p text:style-name="P1"><text:span text:style-name="T1">variance NDVI=3820969.1607184317</text:span></text:p>
      <text:p text:style-name="P1"><text:span text:style-name="T1">varianceIR=4.2351518074952015</text:span></text:p>
      <text:p text:style-name="P3"/>
      <text:p text:style-name="P1"><text:span text:style-name="T1">NDVI=-1.0390148964285715E7</text:span></text:p>
      <text:p text:style-name="P1"><text:span text:style-name="T1">IR=104.75</text:span></text:p>
      <text:p text:style-name="P1"><text:span text:style-name="T1">variance NDVI=19003.692694772995</text:span></text:p>
      <text:p text:style-name="P1"><text:span text:style-name="T1">varianceIR=18.438217474489797</text:span></text:p>
      <text:p text:style-name="P3"/>
      <text:p text:style-name="P1"><text:span text:style-name="T1">NDVI=-1.0412742510204082E7</text:span></text:p>
      <text:p text:style-name="P1"><text:span text:style-name="T1">IR=99.61224489795919</text:span></text:p>
      <text:p text:style-name="P1"><text:span text:style-name="T1">variance NDVI=1.8084731395441183E8</text:span></text:p>
      <text:p text:style-name="P1"><text:span text:style-name="T1">varianceIR=60.705002273712495</text:span></text:p>
      <text:p text:style-name="P3"/>
      <text:p text:style-name="P1"><text:span text:style-name="T1">NDVI=-1.0746230728316326E7</text:span></text:p>
      <text:p text:style-name="P1"><text:span text:style-name="T1">IR=90.25127551020408</text:span></text:p>
      <text:p text:style-name="P1"><text:span text:style-name="T1">variance NDVI=2.967178120771724E7</text:span></text:p>
      <text:p text:style-name="P1"><text:span text:style-name="T1">varianceIR=132.61325440779157</text:span></text:p>
      <text:p text:style-name="P3"/>
      <text:p text:style-name="P1"><text:span text:style-name="T1">NDVI=-1.0878275301020408E7</text:span></text:p>
      <text:p text:style-name="P1"><text:soft-page-break/><text:span text:style-name="T1">IR=82.25</text:span></text:p>
      <text:p text:style-name="P1"><text:span text:style-name="T1">variance NDVI=1.0218657760020278E7</text:span></text:p>
      <text:p text:style-name="P1"><text:span text:style-name="T1">varianceIR=63.67865114795919</text:span></text:p>
      <text:p text:style-name="P3"/>
      <text:p text:style-name="P1"><text:span text:style-name="T1">NDVI=-1.084666586607143E7</text:span></text:p>
      <text:p text:style-name="P1"><text:span text:style-name="T1">IR=84.82780612244898</text:span></text:p>
      <text:p text:style-name="P1"><text:span text:style-name="T1">variance NDVI=4.517466332953912E7</text:span></text:p>
      <text:p text:style-name="P1"><text:span text:style-name="T1">varianceIR=6.165191987344861</text:span></text:p>
      <text:p text:style-name="P3"/>
      <text:p text:style-name="P1"><text:span text:style-name="T1">NDVI=-1.03285149375E7</text:span></text:p>
      <text:p text:style-name="P1"><text:span text:style-name="T1">IR=82.28698979591837</text:span></text:p>
      <text:p text:style-name="P1"><text:span text:style-name="T1">variance NDVI=1.397361081370185E8</text:span></text:p>
      <text:p text:style-name="P1"><text:span text:style-name="T1">varianceIR=14.36680610407133</text:span></text:p>
      <text:p text:style-name="P3"/>
      <text:p text:style-name="P1"><text:span text:style-name="T1">NDVI=-1.0195569389030613E7</text:span></text:p>
      <text:p text:style-name="P1"><text:span text:style-name="T1">IR=85.14158163265306</text:span></text:p>
      <text:p text:style-name="P1"><text:span text:style-name="T1">variance NDVI=4967902.469790788</text:span></text:p>
      <text:p text:style-name="P1"><text:span text:style-name="T1">varianceIR=36.375476226639414</text:span></text:p>
      <text:p text:style-name="P3"/>
      <text:p text:style-name="P1"><text:span text:style-name="T1">NDVI=-5545417.243622449</text:span></text:p>
      <text:p text:style-name="P1"><text:span text:style-name="T1">IR=173.94005102040816</text:span></text:p>
      <text:p text:style-name="P1"><text:span text:style-name="T1">variance NDVI=3.922403803836504E10</text:span></text:p>
      <text:p text:style-name="P1"><text:span text:style-name="T1">varianceIR=5757.164953758877</text:span></text:p>
      <text:p text:style-name="P3"/>
      <text:p text:style-name="P1"><text:span text:style-name="T1">NDVI=-1.0189237610969387E7</text:span></text:p>
      <text:p text:style-name="P1"><text:span text:style-name="T1">IR=109.00127551020408</text:span></text:p>
      <text:p text:style-name="P1"><text:span text:style-name="T1">variance NDVI=1.3253323517257228E8</text:span></text:p>
      <text:p text:style-name="P1"><text:span text:style-name="T1">varianceIR=10.446781616506648</text:span></text:p>
      <text:p text:style-name="P3"/>
      <text:p text:style-name="P1"><text:span text:style-name="T1">NDVI=-1.0357076786989795E7</text:span></text:p>
      <text:p text:style-name="P1"><text:span text:style-name="T1">IR=106.88647959183673</text:span></text:p>
      <text:p text:style-name="P1"><text:span text:style-name="T1">variance NDVI=1.1490359842533821E7</text:span></text:p>
      <text:p text:style-name="P1"><text:span text:style-name="T1">varianceIR=6.356653320420408</text:span></text:p>
      <text:p text:style-name="P3"/>
      <text:p text:style-name="P1"><text:span text:style-name="T1">NDVI=-1.0418683358418368E7</text:span></text:p>
      <text:p text:style-name="P1"><text:span text:style-name="T1">IR=105.21301020408163</text:span></text:p>
      <text:p text:style-name="P1"><text:span text:style-name="T1">variance NDVI=1.0499079339119423E7</text:span></text:p>
      <text:p text:style-name="P1"><text:span text:style-name="T1">varianceIR=7.771944913421653</text:span></text:p>
      <text:p text:style-name="P3"/>
      <text:p text:style-name="P1"><text:span text:style-name="T1">NDVI=-1.0555086007653061E7</text:span></text:p>
      <text:p text:style-name="P1"><text:span text:style-name="T1">IR=100.6045918367347</text:span></text:p>
      <text:p text:style-name="P1"><text:span text:style-name="T1">variance NDVI=1.6436157763323215E8</text:span></text:p>
      <text:p text:style-name="P1"><text:span text:style-name="T1">varianceIR=13.424371642887474</text:span></text:p>
      <text:p text:style-name="P3"/>
      <text:p text:style-name="P1"><text:span text:style-name="T1">NDVI=-1.0674550516581632E7</text:span></text:p>
      <text:p text:style-name="P1"><text:span text:style-name="T1">IR=93.72831632653062</text:span></text:p>
      <text:p text:style-name="P1"><text:span text:style-name="T1">variance NDVI=1.5299449137047678E8</text:span></text:p>
      <text:p text:style-name="P1"><text:span text:style-name="T1">varianceIR=107.0971028813232</text:span></text:p>
      <text:p text:style-name="P3"/>
      <text:p text:style-name="P1"><text:span text:style-name="T1">NDVI=-1.0927564575255102E7</text:span></text:p>
      <text:p text:style-name="P1"><text:span text:style-name="T1">IR=77.54719387755102</text:span></text:p>
      <text:p text:style-name="P1"><text:span text:style-name="T1">variance NDVI=5.43959748884044E8</text:span></text:p>
      <text:p text:style-name="P1"><text:span text:style-name="T1">varianceIR=44.34415957246565</text:span></text:p>
      <text:p text:style-name="P3"/>
      <text:p text:style-name="P1"><text:span text:style-name="T1">NDVI=-1.0321850014030613E7</text:span></text:p>
      <text:p text:style-name="P1"><text:span text:style-name="T1">IR=85.0063775510204</text:span></text:p>
      <text:p text:style-name="P1"><text:span text:style-name="T1">variance NDVI=3.6337074209766006E8</text:span></text:p>
      <text:p text:style-name="P1"><text:span text:style-name="T1">varianceIR=24.549811653815805</text:span></text:p>
      <text:p text:style-name="P3"/>
      <text:p text:style-name="P1"><text:span text:style-name="T1">NDVI=-1.0419351984693877E7</text:span></text:p>
      <text:p text:style-name="P1"><text:span text:style-name="T1">IR=80.83163265306122</text:span></text:p>
      <text:p text:style-name="P1"><text:span text:style-name="T1">variance NDVI=7.356188974752891E7</text:span></text:p>
      <text:p text:style-name="P1"><text:soft-page-break/><text:span text:style-name="T1">varianceIR=14.552969831075862</text:span></text:p>
      <text:p text:style-name="P3"/>
      <text:p text:style-name="P1"><text:span text:style-name="T1">NDVI=-9745527.919642856</text:span></text:p>
      <text:p text:style-name="P1"><text:span text:style-name="T1">IR=94.6109693877551</text:span></text:p>
      <text:p text:style-name="P1"><text:span text:style-name="T1">variance NDVI=2.6253980122751835E8</text:span></text:p>
      <text:p text:style-name="P1"><text:span text:style-name="T1">varianceIR=184.70864947928072</text:span></text:p>
      <text:p text:style-name="P1"/>
      <text:p text:style-name="P1"/>
      <text:p text:style-name="P2"><text:span text:style-name="T1">26valeur73.15943877551021</text:span></text:p>
      <text:p text:style-name="P2"><text:span text:style-name="T1">57valeur80.99489795918367</text:span></text:p>
      <text:p text:style-name="P2"><text:span text:style-name="T1">65valeur72.73979591836735</text:span></text:p>
      <text:p text:style-name="P2"><text:span text:style-name="T1">66valeur72.91071428571429</text:span></text:p>
      <text:p text:style-name="P2"><text:span text:style-name="T1">67valeur78.85714285714286</text:span></text:p>
      <text:p text:style-name="P2"><text:span text:style-name="T1">71valeur109.41964285714286</text:span></text:p>
      <text:p text:style-name="P2"><text:span text:style-name="T1">77valeur84.87372448979592</text:span></text:p>
      <text:p text:style-name="P2"><text:span text:style-name="T1">81valeur112.40178571428571</text:span></text:p>
      <text:p text:style-name="P2"><text:span text:style-name="T1">82valeur109.3061224489796</text:span></text:p>
      <text:p text:style-name="P2"><text:span text:style-name="T1">87valeur84.82780612244898</text:span></text:p>
      <text:p text:style-name="P2"><text:span text:style-name="T1">92valeur106.88647959183673</text:span></text:p>
      <text:p text:style-name="P2"><text:span text:style-name="T1">93valeur105.21301020408163</text:span></text:p>
      <text:p text:style-name="P2"/>
      <text:p text:style-name="P2"><text:span text:style-name="T1">compteur12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1:45:55.078510157</meta:creation-date>
    <dc:date>2014-04-29T11:47:05.474903164</dc:date>
    <meta:editing-duration>P0D</meta:editing-duration>
    <meta:editing-cycles>1</meta:editing-cycles>
    <meta:document-statistic meta:table-count="0" meta:image-count="0" meta:object-count="0" meta:page-count="9" meta:paragraph-count="415" meta:word-count="518" meta:character-count="11033" meta:non-whitespace-character-count="10930"/>
    <meta:generator>LibreOffice/4.2.3.3$Linux_x86 LibreOffice_project/420m0$Build-3</meta:generator>
  </office:meta>
</office:document-meta>
</file>